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2CBDC2DCF5F98D38C3.png" manifest:media-type="image/png"/>
  <manifest:file-entry manifest:full-path="Pictures/10000000000003080000034A6D203220E7ADB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44cm" svg:height="11.658cm" svg:x="0.056cm" svg:y="0.042cm">
          <draw:image xlink:href="Pictures/10000000000003080000034A6D203220E7ADB17A.png" xlink:type="simple" xlink:show="embed" xlink:actuate="onLoad" draw:mime-type="image/png">
            <text:p/>
          </draw:image>
        </draw:frame>
        <draw:frame draw:style-name="gr1" draw:text-style-name="P1" draw:layer="layout" svg:width="9.4cm" svg:height="11.224cm" svg:x="11.65cm" svg:y="0.45cm">
          <draw:image xlink:href="Pictures/10000000000002A80000032CBDC2DCF5F98D38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8:40:40.807717425</meta:creation-date>
    <dc:date>2021-04-29T18:48:01.802071248</dc:date>
    <meta:editing-duration>PT3M15S</meta:editing-duration>
    <meta:editing-cycles>2</meta:editing-cycles>
    <meta:generator>LibreOffice/7.0.5.2$Linux_X86_64 LibreOffice_project/00$Build-2</meta:generator>
    <meta:document-statistic meta:object-count="2"/>
  </office:meta>
</office:document-meta>
</file>